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0972in" svg:height="6.6091in" svg:x="3.9394in" svg:y="0.2091in">
            <draw:object draw:notify-on-update-of-ranges="Sheet1.A1:Sheet1.A1 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Potenza consumata [W]</text:p>
          </table:table-cell>
        </table:table-row>
        <table:table-row table:style-name="ro1">
          <table:table-cell office:value-type="string" calcext:value-type="string">
            <text:p>Caricatore cellulare (non in carica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aricatore cellula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mpadina L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dem Intern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mpadina a incandescenz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rigorifero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Lavatric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Aspirapolver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avastoviglie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  <table:database-ranges>
        <table:database-range table:name="__Anonymous_Sheet_DB__0" table:target-range-address="Sheet1.A2:Sheet1.XFD10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1:46:19.220550679</meta:creation-date>
    <dc:date>2025-10-21T12:12:57.267087244</dc:date>
    <meta:editing-duration>PT16M17S</meta:editing-duration>
    <meta:editing-cycles>1</meta:editing-cycles>
    <meta:document-statistic meta:table-count="1" meta:cell-count="19" meta:object-count="1"/>
    <meta:generator>LibreOffice/25.8.2.1$Linux_X86_64 LibreOffice_project/58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38.348cm" svg:height="16.788cm" xlink:href=".." xlink:type="simple" chart:class="chart:bar" chart:style-name="ch1">
        <chart:plot-area chart:style-name="ch2" svg:x="0.766cm" svg:y="0.335cm" svg:width="36.816cm" svg:height="15.137cm">
          <chart:coordinate-region svg:x="6.255cm" svg:y="0.335cm" svg:width="30.943cm" svg:height="14.49cm"/>
          <chart:axis chart:dimension="x" chart:name="primary-x" chart:style-name="ch3" chartooo:axis-type="auto">
            <chartooo:date-scale/>
            <chart:categories table:cell-range-address="Sheet1.A2:Sheet1.A10"/>
          </chart:axis>
          <chart:axis chart:dimension="y" chart:name="primary-y" chart:style-name="ch4">
            <chart:title svg:x="16.955cm" svg:y="15.807cm" chart:style-name="ch5">
              <text:p><text:span text:style-name="T1">Potenza media consumata [W]</text:span></text:p>
            </chart:title>
            <chart:grid chart:style-name="ch6" chart:class="major"/>
          </chart:axis>
          <chart:series chart:style-name="ch7" chart:values-cell-range-address="Sheet1.B2:Sheet1.B10" chart:label-cell-address="Sheet1.B1:Sheet1.B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tenza consumata [W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ricatore cellulare (non in carica)</text:p>
                <draw:g>
                  <svg:desc>Sheet1.A2:Sheet1.A10</svg:desc>
                </draw:g>
              </table:table-cell>
              <table:table-cell office:value-type="float" office:value="0.25">
                <text:p>0.25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Caricatore cellular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ampadina LE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dem Interne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ampadina a incandescenza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Frigorifero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Lavatrice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Aspirapolvere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Lavastoviglie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